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9aeb4" officeooo:paragraph-rsid="0019aeb4" style:font-size-asian="15.75pt" style:font-size-complex="18pt"/>
    </style:style>
    <style:style style:name="P4" style:family="paragraph" style:parent-style-name="Standard">
      <style:text-properties fo:font-size="18pt" officeooo:rsid="001c38c8" officeooo:paragraph-rsid="001c38c8" style:font-size-asian="15.75pt" style:font-size-complex="18pt"/>
    </style:style>
    <style:style style:name="P5" style:family="paragraph" style:parent-style-name="Standard">
      <style:text-properties fo:font-size="18pt" officeooo:rsid="001f1a24" officeooo:paragraph-rsid="001f1a24" style:font-size-asian="15.75pt" style:font-size-complex="18pt"/>
    </style:style>
    <style:style style:name="P6" style:family="paragraph" style:parent-style-name="Standard">
      <style:text-properties fo:font-size="18pt" officeooo:paragraph-rsid="001f1a24" style:font-size-asian="15.75pt" style:font-size-complex="18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1163b1" officeooo:paragraph-rsid="001163b1"/>
    </style:style>
    <style:style style:name="P9" style:family="paragraph" style:parent-style-name="Standard">
      <style:text-properties fo:font-size="18pt" officeooo:rsid="0015a391" officeooo:paragraph-rsid="0015a391"/>
    </style:style>
    <style:style style:name="P10" style:family="paragraph" style:parent-style-name="Standard">
      <style:text-properties fo:font-size="18pt" officeooo:rsid="0019aeb4" officeooo:paragraph-rsid="0019aeb4"/>
    </style:style>
    <style:style style:name="P11" style:family="paragraph" style:parent-style-name="Standard">
      <style:text-properties fo:font-size="18pt" fo:font-weight="bold" officeooo:rsid="0019aeb4" officeooo:paragraph-rsid="0019aeb4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fo:font-size="18pt" fo:font-weight="bold" officeooo:rsid="000d171f" officeooo:paragraph-rsid="000d171f" style:font-size-asian="15.75pt" style:font-weight-asian="bold" style:font-size-complex="18pt" style:font-weight-complex="bold"/>
    </style:style>
    <style:style style:name="P14" style:family="paragraph" style:parent-style-name="Text_20_body">
      <style:text-properties fo:font-size="18pt" officeooo:rsid="001163b1" officeooo:paragraph-rsid="001163b1"/>
    </style:style>
    <style:style style:name="P1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 loext:padding="0cm" loext:border="none"/>
    </style:style>
    <style:style style:name="T5" style:family="text">
      <style:text-properties fo:font-size="18pt" style:font-size-asian="15.75pt" style:font-size-complex="18pt" loext:padding="0cm" loext:border="none"/>
    </style:style>
    <style:style style:name="T6" style:family="text">
      <style:text-properties fo:font-weight="bold" officeooo:rsid="001317b5" style:font-size-asian="18pt" style:font-weight-asian="bold" style:font-size-complex="18pt" style:font-weight-complex="bold" loext:padding="0cm" loext:border="none"/>
    </style:style>
    <style:style style:name="T7" style:family="text">
      <style:text-properties style:font-size-asian="18pt" style:font-size-complex="18pt"/>
    </style:style>
    <style:style style:name="T8" style:family="text">
      <style:text-properties officeooo:rsid="001317b5" style:font-size-asian="18pt" style:font-size-complex="18pt"/>
    </style:style>
    <style:style style:name="T9" style:family="text">
      <style:text-properties fo:font-variant="normal" fo:text-transform="none" style:font-name="Inter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ynamoDB</text:p>
      <text:p text:style-name="Text_20_body"><text:span text:style-name="T3">In this lab, we will work with </text:span><text:span text:style-name="Source_20_Text"><text:span text:style-name="T3">DynamoDB </text:span></text:span><text:span text:style-name="T3">tables using </text:span><text:span text:style-name="Source_20_Text"><text:span text:style-name="T3">terraform</text:span></text:span><text:span text:style-name="T3">.</text:span></text:p>
      <text:p text:style-name="Text_20_body"><text:span text:style-name="T3">The configuration directories have been created under </text:span><text:span text:style-name="Source_20_Text"><text:span text:style-name="T3">/root/terraform-projects/DynamoDB</text:span></text:span><text:span text:style-name="T3">.</text:span></text:p>
      <text:p text:style-name="P2"/>
      <text:p text:style-name="Text_20_body"><text:span text:style-name="T3">We have already created a resource block for a </text:span><text:span text:style-name="Source_20_Text"><text:span text:style-name="T3">DynamoDB </text:span></text:span><text:span text:style-name="T3">table inside </text:span><text:span text:style-name="Source_20_Text"><text:span text:style-name="T3">/root/terraform-projects/DynamoDB/project-sapphire-user-data/</text:span></text:span><text:span text:style-name="T3">.</text:span></text:p>
      <text:p text:style-name="Text_20_body"><text:span text:style-name="T3">But something is wrong with this configuration. Try running a </text:span><text:span text:style-name="Source_20_Text"><text:span text:style-name="T3">terraform plan or validate </text:span></text:span><text:span text:style-name="T3">and identify the cause of the failure.</text:span></text:p>
      <text:p text:style-name="P7">resource "aws_dynamodb_table" "project_sapphire_user_data" {</text:p>
      <text:p text:style-name="P7">name = "userdata"</text:p>
      <text:p text:style-name="P7">billing_mode = "PAY_PER_REQUEST"</text:p>
      <text:p text:style-name="P7">hash_key = "UserId"</text:p>
      <text:p text:style-name="P7"/>
      <text:p text:style-name="P7">attribute {</text:p>
      <text:p text:style-name="P7">name = "Name"</text:p>
      <text:p text:style-name="P7">type = "S"</text:p>
      <text:p text:style-name="P7">}</text:p>
      <text:p text:style-name="P1"><text:span text:style-name="T7">}</text:span></text:p>
      <text:p text:style-name="P8"><text:span text:style-name="T7"/></text:p>
      <text:p text:style-name="P8"><text:span text:style-name="T7">Error: 2 errors occurred:</text:span></text:p>
      <text:p text:style-name="P8"><text:span text:style-name="T7">│ <text:s text:c="6"/>* all attributes must be indexed. Unused attributes: ["Name"]</text:span></text:p>
      <text:p text:style-name="P8"><text:span text:style-name="T7">│ <text:s text:c="6"/>* all indexes must match a defined attribute. Unmatched indexes: ["UserId"]</text:span></text:p>
      <text:p text:style-name="P8"><text:span text:style-name="T7">Ans </text:span><text:span text:style-name="T8">Attribute for primary key is missing</text:span></text:p>
      <text:p text:style-name="P8"><text:span text:style-name="T8"/></text:p>
      <text:p text:style-name="P14"><text:soft-page-break/><text:span text:style-name="T6">Let's fix that now! Update the </text:span><text:span text:style-name="Source_20_Text"><text:span text:style-name="T6">main.tf </text:span></text:span><text:span text:style-name="T6">file so that it uses an </text:span><text:span text:style-name="Source_20_Text"><text:span text:style-name="T6">attribute </text:span></text:span><text:span text:style-name="T6">for the </text:span><text:span text:style-name="Source_20_Text"><text:span text:style-name="T6">Primary/Hash Key</text:span></text:span><text:span text:style-name="T6">.<text:line-break/>Note that the </text:span><text:span text:style-name="Source_20_Text"><text:span text:style-name="T6">UserId </text:span></text:span><text:span text:style-name="T6">should be a number.</text:span></text:p>
      <text:p text:style-name="P16"><text:span text:style-name="T4">Once ready, run a </text:span><text:span text:style-name="Source_20_Text"><text:span text:style-name="T4">terraform init, plan and apply</text:span></text:span><text:span text:style-name="T4">.</text:span></text:p>
      <text:p text:style-name="P7">resource "aws_dynamodb_table" "project_sapphire_user_data" {</text:p>
      <text:p text:style-name="P7">name = "userdata"</text:p>
      <text:p text:style-name="P7">billing_mode = "PAY_PER_REQUEST"</text:p>
      <text:p text:style-name="P7">hash_key = "UserId"</text:p>
      <text:p text:style-name="P7"/>
      <text:p text:style-name="P7">attribute {</text:p>
      <text:p text:style-name="P7">name = "UserId"</text:p>
      <text:p text:style-name="P7">type = "N"</text:p>
      <text:p text:style-name="P7">}</text:p>
      <text:p text:style-name="P7">}</text:p>
      <text:p text:style-name="P9"><text:span text:style-name="T8">T</text:span><text:span text:style-name="T7">erraform init, plan and apply commands ran successfully</text:span></text:p>
      <text:p text:style-name="P2"/>
      <text:p text:style-name="Text_20_body"><text:span text:style-name="T3">Another table has been created using the configuration in the directory </text:span><text:span text:style-name="Source_20_Text"><text:span text:style-name="T3">/root/terraform-projects/DynamoDB/project-sapphire-inventory</text:span></text:span><text:span text:style-name="T3">.</text:span></text:p>
      <text:p text:style-name="P15">Navigate to this directory and inspect the configuration.</text:p>
      <text:p text:style-name="P2"><text:span text:style-name="T9"/></text:p>
      <text:p text:style-name="Standard"><text:span text:style-name="T3">What is the name of the </text:span><text:span text:style-name="Source_20_Text"><text:span text:style-name="T3">DynamoDB </text:span></text:span><text:span text:style-name="T3">table resource that is created by this configuration?</text:span></text:p>
      <text:p text:style-name="P7">resource "aws_dynamodb_table" "project_sapphire_inventory" {</text:p>
      <text:p text:style-name="P7">name = "inventory"</text:p>
      <text:p text:style-name="P7">billing_mode = "PAY_PER_REQUEST"</text:p>
      <text:p text:style-name="P7">hash_key = "AssetID"</text:p>
      <text:p text:style-name="P7"/>
      <text:p text:style-name="P7">attribute {</text:p>
      <text:p text:style-name="P7">name = "AssetID"</text:p>
      <text:p text:style-name="P7">type = "N"</text:p>
      <text:p text:style-name="P7"><text:soft-page-break/>}</text:p>
      <text:p text:style-name="P7">attribute {</text:p>
      <text:p text:style-name="P7">name = "AssetName"</text:p>
      <text:p text:style-name="P7">type = "S"</text:p>
      <text:p text:style-name="P7">}</text:p>
      <text:p text:style-name="P7">attribute {</text:p>
      <text:p text:style-name="P7">name = "age"</text:p>
      <text:p text:style-name="P7">type = "N"</text:p>
      <text:p text:style-name="P7">}</text:p>
      <text:p text:style-name="P7">attribute {</text:p>
      <text:p text:style-name="P7">name = "Hardware"</text:p>
      <text:p text:style-name="P7">type = "B"</text:p>
      <text:p text:style-name="P7">}</text:p>
      <text:p text:style-name="P7">global_secondary_index {</text:p>
      <text:p text:style-name="P7">name = "AssetName"</text:p>
      <text:p text:style-name="P7">hash_key = "AssetName"</text:p>
      <text:p text:style-name="P7">projection_type = "ALL"</text:p>
      <text:p text:style-name="P7">}</text:p>
      <text:p text:style-name="P7">global_secondary_index {</text:p>
      <text:p text:style-name="P7">name = "age"</text:p>
      <text:p text:style-name="P7">hash_key = "age"</text:p>
      <text:p text:style-name="P7">projection_type = "ALL"</text:p>
      <text:p text:style-name="P7">}</text:p>
      <text:p text:style-name="P7">global_secondary_index {</text:p>
      <text:p text:style-name="P7">name = "Hardware"</text:p>
      <text:p text:style-name="P7">hash_key = "Hardware"</text:p>
      <text:p text:style-name="P7">projection_type = "ALL"</text:p>
      <text:p text:style-name="P7">}</text:p>
      <text:p text:style-name="P1"><text:span text:style-name="T7">}</text:span></text:p>
      <text:p text:style-name="P10"><text:span text:style-name="T7">Ans <text:s/>project_sapphire_inventory</text:span></text:p>
      <text:p text:style-name="P2"/>
      <text:p text:style-name="P11">What is the name of DynamoDB table created?</text:p>
      <text:p text:style-name="P3">inventory</text:p>
      <text:p text:style-name="P2"/>
      <text:p text:style-name="P2"/>
      <text:p text:style-name="P12"><text:soft-page-break/>How many attributes are defined in this table currently?</text:p>
      <text:p text:style-name="P4">4</text:p>
      <text:p text:style-name="P2"/>
      <text:p text:style-name="P12">What is the name and type of the Primary Key used by this table?</text:p>
      <text:p text:style-name="P2"/>
      <text:p text:style-name="Text_20_body"><text:span text:style-name="T3">Now, let's add an item to this table called </text:span><text:span text:style-name="Source_20_Text"><text:span text:style-name="T3">inventory</text:span></text:span><text:span text:style-name="T3">. Use the following specifications and update the </text:span><text:span text:style-name="Source_20_Text"><text:span text:style-name="T3">main.tf </text:span></text:span><text:span text:style-name="T3">file:<text:line-break/>Resource Name: </text:span><text:span text:style-name="Source_20_Text"><text:span text:style-name="T3">upload</text:span></text:span><text:span text:style-name="T3"><text:line-break/>Table = Use reference expression to the table called </text:span><text:span text:style-name="Source_20_Text"><text:span text:style-name="T3">inventory</text:span></text:span><text:span text:style-name="T3"><text:line-break/>Hash Key = Use reference expression to use the primary key used by the table </text:span><text:span text:style-name="Source_20_Text"><text:span text:style-name="T3">inventory</text:span></text:span><text:span text:style-name="T3"><text:line-break/>Use the below data for item:<text:line-break/>{<text:line-break/>"AssetID": {"N": "1"},<text:line-break/>"AssetName": {"S": "printer"},<text:line-break/>"age": {"N": "5"},<text:line-break/>"Hardware": {"B": "true" }</text:span></text:p>
      <text:p text:style-name="Text_20_body"><text:span text:style-name="T3">when ready, run </text:span><text:span text:style-name="Source_20_Text"><text:span text:style-name="T3">terraform init, plan and apply</text:span></text:span></text:p>
      <text:p text:style-name="P5">Just added the given code as it is.</text:p>
      <text:p text:style-name="P5">Terraform init, plan and apply commands ran successfully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2:00:06.268094277</meta:creation-date>
    <dc:date>2024-04-24T12:14:03.121951353</dc:date>
    <meta:editing-duration>PT13M4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4" meta:paragraph-count="79" meta:word-count="424" meta:character-count="2777" meta:non-whitespace-character-count="2419"/>
  </office:meta>
</office:document-meta>
</file>